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6.5618in" table:align="left"/>
    </style:style>
    <style:style style:name="Таблица1.A" style:family="table-column">
      <style:table-column-properties style:column-width="0.6535in"/>
    </style:style>
    <style:style style:name="Таблица1.C" style:family="table-column">
      <style:table-column-properties style:column-width="2.2264in"/>
    </style:style>
    <style:style style:name="Таблица1.D" style:family="table-column">
      <style:table-column-properties style:column-width="3.0285in"/>
    </style:style>
    <style:style style:name="Таблица1.A1" style:family="table-cell">
      <style:table-cell-properties style:vertical-align="middle" fo:padding="0.0278in" fo:border="0.75pt solid #000000"/>
    </style:style>
    <style:style style:name="Таблица1.C1" style:family="table-cell">
      <style:table-cell-properties style:vertical-align="middle" fo:background-color="#bfedd2" fo:padding="0.0278in" fo:border="0.75pt solid #000000">
        <style:background-image/>
      </style:table-cell-properties>
    </style:style>
    <style:style style:name="Таблица1.D1" style:family="table-cell">
      <style:table-cell-properties style:vertical-align="middle" fo:background-color="#f8cac6" fo:padding="0.0278in" fo:border="0.75pt solid #000000">
        <style:background-image/>
      </style:table-cell-properties>
    </style:style>
    <style:style style:name="P1" style:family="paragraph" style:parent-style-name="Table_20_Contents">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 style:family="paragraph" style:parent-style-name="Table_20_Contents">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style:style>
    <style:style style:name="P3" style:family="paragraph" style:parent-style-name="Table_20_Contents">
      <style:paragraph-properties fo:margin-top="0in" fo:margin-bottom="0in" style:contextual-spacing="false" fo:line-height="138%" fo:text-align="end" style:justify-single-word="false" style:writing-mode="lr-tb"/>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01f2ea14-7fff-8c2e-4e9f-67bfc664f297"/>Перший рівень</text:p>
      <text:p text:style-name="Text_20_body"/>
      <text:p text:style-name="P5">Предмет (об'єкт) тестування - гітарний тюнер ROM AT-301</text:p>
      <text:p text:style-name="Text_20_body"/>
      <text:p text:style-name="P5">Перевіряємо функціональність єдиної мультифункціональної кнопки на пристрої шляхом натискнення.</text:p>
      <text:p text:style-name="P5">Доступні функції мультифункціональної кнопки:</text:p>
      <text:p text:style-name="P5">-довге натискнення - увімкнути \ ввимкнути пристрій;</text:p>
      <text:p text:style-name="P5">-коротке натискнення (доступне тільки при умові, що прилад увімкнений) - переключання між режимами тюнеру</text:p>
      <text:p text:style-name="Text_20_body"/>
      <text:p text:style-name="P5">-довге натискнення - on / off - test passed</text:p>
      <text:p text:style-name="P5">-коротке натискнення при увімкненому пристрої - режими переключаються - test passed.</text:p>
      <text:p text:style-name="Text_20_body"/>
      <text:p text:style-name="P5">Перевіряємо функціональність прищепки, яка має закріплюватись на голові грифу(гітари):</text:p>
      <text:p text:style-name="P5">-прищепку можна зжати та розжати - test passed</text:p>
      <text:p text:style-name="P5">-прищепку в зжатому стані можна закріпити на голові грифу гітари - test passed</text:p>
      <text:p text:style-name="Text_20_body"/>
      <text:p text:style-name="P5">Перевіряємо функціональність тюнеру, який прищеплено до гітари:</text:p>
      <text:p text:style-name="P5">-тюнер зручно вмикається та вимикається - passed;</text:p>
      <text:p text:style-name="P5">-в стані ON при бездіяльності, тюнер показує пусту шкалу та поточний режим, без відображення ноти - passed</text:p>
      <text:p text:style-name="P5">-в стані ON при смикненні однієї струни, тюнер показує ноту та шкалу, в залежності від обраного режиму;</text:p>
      <text:p text:style-name="Text_20_body"/>
      <text:p text:style-name="P5">Види тестування, які було застосовано та причини: </text:p>
      <text:p text:style-name="P5">Функціональне тестування - перевіряємо, чи функціональні вимоги об'єкту тестування реалізуються та можуть вирішувати завдання, які в результаті потрібні кінцевим користувачам.</text:p>
      <text:p text:style-name="P5">Динамічне тестування - метод, при якому безпосередньо виконуються дії відносно об'єкту тестування.</text:p>
      <text:p text:style-name="P5">Інтуїтивне тестування - тестування без наявного тест плану та документації.</text:p>
      <text:p text:style-name="Text_20_body"><text:line-break/><text:line-break/><text:line-break/><text:line-break/><text:line-break/><text:line-break/><text:soft-page-break/><text:line-break/><text:line-break/><text:line-break/><text:line-break/><text:line-break/><text:line-break/></text:p>
      <text:p text:style-name="P4">Другий рівень</text:p>
      <text:p text:style-name="Text_20_body"/>
      <table:table table:name="Таблица1" table:style-name="Таблица1">
        <table:table-column table:style-name="Таблица1.A" table:number-columns-repeated="2"/>
        <table:table-column table:style-name="Таблица1.C"/>
        <table:table-column table:style-name="Таблица1.D"/>
        <table:table-row table:style-name="TableLine2087575246464">
          <table:table-cell table:style-name="Таблица1.A1" office:value-type="string">
            <text:p text:style-name="P1">№</text:p>
          </table:table-cell>
          <table:table-cell table:style-name="Таблица1.A1" office:value-type="string">
            <text:p text:style-name="P2">Вид компанії</text:p>
          </table:table-cell>
          <table:table-cell table:style-name="Таблица1.C1" office:value-type="string">
            <text:p text:style-name="P2">Плюси</text:p>
          </table:table-cell>
          <table:table-cell table:style-name="Таблица1.D1" office:value-type="string">
            <text:p text:style-name="P2">Мінуси</text:p>
          </table:table-cell>
        </table:table-row>
        <table:table-row table:style-name="TableLine2087575246464">
          <table:table-cell table:style-name="Таблица1.A1" office:value-type="string">
            <text:p text:style-name="P3">1</text:p>
          </table:table-cell>
          <table:table-cell table:style-name="Таблица1.A1" office:value-type="string">
            <text:p text:style-name="P2">Product</text:p>
          </table:table-cell>
          <table:table-cell table:style-name="Таблица1.A1" office:value-type="string">
            <text:p text:style-name="P2">1) стабільність з точки зору команди та робочого оточення; </text:p>
            <text:p text:style-name="P2">2) кар'єрний зріст в рамках однієї компанії; </text:p>
            <text:p text:style-name="P2">3) глибокі знання продукту, що може цінуватись компанією; </text:p>
            <text:p text:style-name="P2">4) визначена та чітка структура компанії;</text:p>
          </table:table-cell>
          <table:table-cell table:style-name="Таблица1.A1" office:value-type="string">
            <text:p text:style-name="P2">1) використання однакових технологій без можливості вивчення інших; зациклення на продукті; </text:p>
            <text:p text:style-name="P2">2) понижена конкурентноспроможність порівняно з працівниками схожого рівня на ринку праці, через надмірне фокусування на продукті; </text:p>
            <text:p text:style-name="P2">3) нединамічне середовище розвитку; </text:p>
            <text:p text:style-name="P2">4) повільний розвиток спеціаліста</text:p>
          </table:table-cell>
        </table:table-row>
        <table:table-row table:style-name="TableLine2087575246464">
          <table:table-cell table:style-name="Таблица1.A1" office:value-type="string">
            <text:p text:style-name="P3">2</text:p>
          </table:table-cell>
          <table:table-cell table:style-name="Таблица1.A1" office:value-type="string">
            <text:p text:style-name="P2">Startup</text:p>
          </table:table-cell>
          <table:table-cell table:style-name="Таблица1.A1" office:value-type="string">
            <text:p text:style-name="P2">1) може перерости в будь-яку іншу основну категорію або їх комбінцію; </text:p>
            <text:p text:style-name="P2">2) невеличка та гнучка структура команди та компанії; </text:p>
            <text:p text:style-name="P2">3) динамічне, гнучке та адаптивне середовище розвитку спеціаліста;</text:p>
          </table:table-cell>
          <table:table-cell table:style-name="Таблица1.A1" office:value-type="string">
            <text:p text:style-name="P2">1) одна людина може виконувати обов'язки або повноцінні ролі деяких спеціалістів одночнасно (напр: розробник + ПМ (веде борду та розподіляє таски + QA + AM (веде переговори з клієнтом та допомогає команді з різними уточненнями) і тд; </text:p>
            <text:p text:style-name="P2">2) нестабільне динамічне середовище; </text:p>
            <text:p text:style-name="P2">3) постійна нестача командних ресурсів; відсутня структура відповідальності в команді, як і будь-яка інша чітка структура</text:p>
          </table:table-cell>
        </table:table-row>
        <table:table-row table:style-name="TableLine2087575246464">
          <table:table-cell table:style-name="Таблица1.A1" office:value-type="string">
            <text:p text:style-name="P3">3</text:p>
          </table:table-cell>
          <table:table-cell table:style-name="Таблица1.A1" office:value-type="string">
            <text:p text:style-name="P2">Outsource</text:p>
          </table:table-cell>
          <table:table-cell table:style-name="Таблица1.A1" office:value-type="string">
            <text:p text:style-name="P2">1) можливість якісного зросту працівника за рахунок відносно регулярної зміни проектів, де використовуються різні технології; </text:p>
            <text:p text:style-name="P2">2) нові знайомства за рахунок відносно постійних змін команд та проектів;</text:p>
          </table:table-cell>
          <table:table-cell table:style-name="Таблица1.A1" office:value-type="string">
            <text:p text:style-name="P2">1) ризик втратити роботу через завершення\закриття проекту за відсутності іншого наявного в компанії; </text:p>
            <text:p text:style-name="P2">2) відносно постійна зміна команди, до якої потрібно кожного разу заново звикати</text:p>
          </table:table-cell>
        </table:table-row>
        <table:table-row table:style-name="TableLine2087575246464">
          <table:table-cell table:style-name="Таблица1.A1" office:value-type="string">
            <text:p text:style-name="P3">4</text:p>
          </table:table-cell>
          <table:table-cell table:style-name="Таблица1.A1" office:value-type="string">
            <text:p text:style-name="P2">Outstaff</text:p>
          </table:table-cell>
          <table:table-cell table:style-name="Таблица1.A1" office:value-type="string">
            <text:p text:style-name="P2">1) можливість відносно повноцінно одночасно взаємодіяти з командою клієнта та командою компанії наймача; 2) репутаційний розвиток з точки зору компанії-наймача та компанії клієнта, якому надаються аутстаф сервіс;</text:p>
          </table:table-cell>
          <table:table-cell table:style-name="Таблица1.A1" office:value-type="string">
            <text:p text:style-name="P2">1) нестабільний розвиток - при невдачі розвитку проекту клієнта, який наймав аутстаф спеціаліста, за відсутності альтернативи в компанії, яка надає сервіс, спеціаліст може втратити роботу; </text:p>
            <text:p text:style-name="P2">2) робота на "два фронти" - аутстаф спеціаліст одночасно працює на компанію, яка влаштовує його до клієнта-замовника, та відповідно робота на самого клієнта. У випадках, коли продуктова компанія надає аутстаф сервіси - клієнт-замовник може бути конкурентом компанії-наймача. Як результат: аутстаф співробітник зустрічається з <text:soft-page-break/>незручностями у спілкуванні та взаємодії з обома командами</text:p>
          </table:table-cell>
        </table:table-row>
      </table:table>
      <text:p text:style-name="Text_20_body"/>
      <text:p text:style-name="P6">*Startup, Academy, Recruitment Agency - можуть відноситись до будь-якої основної категорії або їх комбінацій, тому в рамках таблиці, на мою думку, можуть бути не занесені.</text:p>
      <text:p text:style-name="Text_20_body"><text:line-break/></text:p>
      <text:p text:style-name="P7"><text:span text:style-name="T1">Precondition: </text:span><text:span text:style-name="T2">в нас у ванній кімнаті маленька раковина і досить маленький кран. Над раковиною встановлена велика та незручна шафа-дзеркало. Щоб умити обличчя, треба особливим чином зануритись у раковину, там розмістити під краном свої руки і при цьому не довбанутись головою о шафу зверху.</text:span></text:p>
      <text:p text:style-name="Text_20_body"/>
      <text:p text:style-name="P7"><text:span text:style-name="T1">Приклад невдалої верифікації та валідації з життя</text:span><text:span text:style-name="T2">, який нещодавно трапився зі мною:</text:span></text:p>
      <text:p text:style-name="P5">В інстаграм дуже часто інтернет магазини рекламують різний непотріб, один з який здався мені досить цікавим - це пристрій, який чипляється на кран та змінює напрям напору води.</text:p>
      <text:p text:style-name="P5">Згідно з рекламою, я веріфікував пристрий як те, що допоможе мені зручно користуватися краном і уникнути зіткнення з незручною шафою над раковиною;</text:p>
      <text:p text:style-name="P5">Отримавши пристрій: було виконано тест згідно з яким, було валідовано, що пристрій абсолютно не виконує поставлених завдань і робить тільки гірше, бо через сильний напір води, який може напряму бити вверх за межі раковини, проблем тільки прибавилось</text:p>
      <text:p text:style-name="Text_20_body"/>
      <text:p text:style-name="P4">Третій рівень</text:p>
      <text:p text:style-name="Text_20_body"/>
      <text:p text:style-name="P5">Основні три принципи тестування (на мою думку):</text:p>
      <text:p text:style-name="P5">-Дострокове тестування - тестування потрібно розпочинати якомога раніше. Буде набагато дешевше знайти та пофіксати багу на ранніх стадіях. Зараз у компанії, де я працюю, для деяких частин продукту клієнта, відсутнє бекенд-тестування, та виконується тільки тестування на UI стороні. Через це часто не знаходять баги, через які в результаті клієнт вже втратив деяких партнерів і наша компанія отримує за це скарги.</text:p>
      <text:p text:style-name="P5">-Вичерпне тестування неможливе - згідно з цим принципом, просто неможливо покрити абсолютно всі можливі кейси та потрібно концентруватися саме на важливих для проекту цілях. Працюючи в продуктовій компанії у саппорт відділку, за 4 роки ми часто отримували скарги від клієнтів, які використовують IE, або ще більш дивні браузери типу Tor. Зазвичай, компанії сапортять адекватні та популярні браузери типу Safari, Chrome, Firefox, Opera та перед релізом тестуються саме в них. Дуже рідко буває так, що компанія також тестує функціонал в нішевих непопулярних браузерах, типу тор.</text:p>
      <text:p text:style-name="Text_20_body"/>
      <text:p text:style-name="P5"><text:soft-page-break/>Компанії дуже невигідно витрачати ресурси на покриття тестами таких нишевих кейсів, як використання її функціоналу в непопулярних браузерах.</text:p>
      <text:p text:style-name="P5">При отриманні подібних ріквестів від користувачів, набагато легше просто вказати юзеру, що він точно отримає очікуваний результат в Safari або Chrome і ми просто не підтримуємо нішевих браузерів та в 90+ відсотках кейсів, користувачі саме так і роблять і залишаються задоволеними.</text:p>
      <text:p text:style-name="Text_20_body"/>
      <text:p text:style-name="P5">-Тестування залежить від контексту - очевидно, що тестування інтернет магазину буде відрізнятись від застосунку для таксистів. Потрібно використовувати різні підходи, методи та типи тестування залежно від типу програми, яку розробляє команда.</text:p>
      <text:p text:style-name="Text_20_body"><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2T13:59:04.657000000</dc:date>
    <meta:editing-duration>PT13S</meta:editing-duration>
    <meta:editing-cycles>1</meta:editing-cycles>
    <meta:document-statistic meta:table-count="1" meta:image-count="0" meta:object-count="0" meta:page-count="4" meta:paragraph-count="69" meta:word-count="919" meta:character-count="6579" meta:non-whitespace-character-count="5694"/>
    <meta:generator>LibreOffice/7.3.4.2$Windows_X86_64 LibreOffice_project/728fec16bd5f605073805c3c9e7c4212a0120dc5</meta:generator>
  </office:meta>
</office:document-meta>
</file>